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UrbanTitle2">
      <style:text-properties style:font-name="arial"/>
    </style:style>
    <style:style style:name="P2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01b85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01b85d" fo:background-color="#fff2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UrbanBody">
      <style:text-properties fo:color="#000000" style:font-name="arial" fo:font-size="11pt" officeooo:paragraph-rsid="0001b85d" style:font-size-asian="11pt" style:font-size-complex="11pt"/>
    </style:style>
    <style:style style:name="P5" style:family="paragraph" style:parent-style-name="UrbanBody">
      <style:text-properties fo:color="#000000" style:font-name="arial" fo:font-size="11pt" officeooo:paragraph-rsid="0001b85d" fo:background-color="transparent" style:font-size-asian="11pt" style:font-size-complex="11pt"/>
    </style:style>
    <style:style style:name="P6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01b85d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0pt" officeooo:paragraph-rsid="0001b85d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b85d" style:font-size-asian="10pt" style:font-size-complex="10pt"/>
    </style:style>
    <style:style style:name="P10" style:family="paragraph" style:parent-style-name="UrbanBody_20_">
      <style:text-properties style:font-name="arial"/>
    </style:style>
    <style:style style:name="P11" style:family="paragraph" style:parent-style-name="UrbanBody_20_">
      <style:text-properties style:font-name="arial" fo:font-size="11pt" style:font-size-asian="11pt" style:font-size-complex="11pt"/>
    </style:style>
    <style:style style:name="P12" style:family="paragraph" style:parent-style-name="UrbanBody_20_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3" style:family="paragraph" style:parent-style-name="UrbanBody_20_"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UrbanTitle">
      <style:text-properties style:font-name="arial"/>
    </style:style>
    <style:style style:name="P15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6" style:family="paragraph" style:parent-style-name="UrbanTitle">
      <style:paragraph-properties fo:text-align="start" style:justify-single-word="false"/>
      <style:text-properties fo:color="#000000" style:font-name="arial" fo:font-size="11pt" fo:font-style="normal" style:text-underline-style="none" fo:font-weight="bold" officeooo:rsid="0084aa93" officeooo:paragraph-rsid="0001b85d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4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" form:id="control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4" form:id="control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6" form:id="control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" form:id="control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0" form:id="control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" form:id="control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4" form:id="control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6" form:id="control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0" form:id="control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7"><text:span text:style-name="T13">do text</text:span></text:p><text:p text:style-name="P17"><text:span text:style-name="T13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DGO4 - Direction générale opérationnelle </text:p>
            <text:p text:style-name="P4">Aménagement du Territoire, Logement, P<text:span text:style-name="T11">atrimoine et Energie </text:span></text:p>
            <text:p text:style-name="P5">Place Léopold, 3 – Immeuble « BIBOT » </text:p>
            <text:p text:style-name="P2">5000 Namur </text:p>
            <text:p text:style-name="P3"/>
            <text:p text:style-name="P16">RECOMMANDÉ</text:p>
          </table:table-cell>
        </table:table-row>
      </table:table>
      <text:p text:style-name="P7"/>
      <text:p text:style-name="P15">Formulaire d’envoi d’un dossier au fonctionnaire délégué</text:p>
      <text:p text:style-name="P14"/>
      <text:p text:style-name="P1"><text:span text:style-name="T12"/></text:p>
      <text:p text:style-name="P10"/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1"><office:annotation><dc:creator>sde </dc:creator><dc:date>2011-08-04T10:39:22</dc:date><text:p text:style-name="P17"><text:span text:style-name="T15">do row for type in self.listVocabularyForTemplate('foldercategories')</text:span></text:p></office:annotation><office:annotation><dc:creator>sde </dc:creator><dc:date>2011-08-04T10:39:07</dc:date><text:p text:style-name="P17"><text:span text:style-name="T15">do text if cmp(type[0],self.getFolderCategory())==0</text:span></text:p></office:annotation><draw:control text:anchor-type="as-char" draw:z-index="15" draw:style-name="gr1" draw:text-style-name="P18" svg:width="0.447cm" svg:height="0.399cm" draw:control="control16"/></text:p>
                  <text:p text:style-name="P11"><office:annotation><dc:creator>sde </dc:creator><dc:date>2011-08-04T10:30:03</dc:date><text:p text:style-name="P17"><text:span text:style-name="T15">do text if cmp(type[0],self.getFolderCategory())!=0</text:span></text:p></office:annotation><draw:control text:anchor-type="as-char" draw:z-index="14" draw:style-name="gr1" draw:text-style-name="P18" svg:width="0.447cm" svg:height="0.399cm" draw:control="control15"/></text:p>
                </table:table-cell>
                <table:table-cell table:style-name="Tableau5.A1" office:value-type="string">
                  <text:p text:style-name="P11"><text:text-input text:description="Bien-Parcelles">type[1]</text:text-input></text:p>
                </table:table-cell>
              </table:table-row>
            </table:table>
            <text:p text:style-name="P11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2">Demandeurs :</text:p>
            <text:p text:style-name="P13">Nom, Prénom</text:p>
            <text:p text:style-name="P13">Adresse</text:p>
          </table:table-cell>
          <table:table-cell table:style-name="Tableau3.B1" table:number-columns-spanned="4" office:value-type="string">
            <text:p text:style-name="P11"/>
            <text:p text:style-name="P11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Bien concerné :</text:p>
            <text:p text:style-name="P13">Adresse</text:p>
            <text:p text:style-name="P13">Référence cadastrale</text:p>
          </table:table-cell>
          <table:table-cell table:style-name="Tableau3.B2" table:number-columns-spanned="4" office:value-type="string">
            <text:p text:style-name="P11"/>
            <text:p text:style-name="P11"><text:text-input text:description="Situation des travaux">self.getWorkLocationSignaletic()</text:text-input></text:p>
            <text:p text:style-name="P11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3"><text:span text:style-name="T7">Nature de la demande :</text:span>  (objet)</text:p>
          </table:table-cell>
          <table:table-cell table:style-name="Tableau3.B2" table:number-columns-spanned="4" office:value-type="string">
            <text:p text:style-name="P11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3">Auteur de projet :</text:p>
            <text:p text:style-name="P13">Nom</text:p>
            <text:p text:style-name="P13">Adresse</text:p>
          </table:table-cell>
          <table:table-cell table:style-name="Tableau3.B2" table:number-columns-spanned="4" office:value-type="string">
            <text:p text:style-name="P11"/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3"><text:span text:style-name="T7">Date de dépôt dossier complet </text:span>:</text:p>
            <text:p text:style-name="P13">Accusé de réception :</text:p>
          </table:table-cell>
          <table:table-cell table:style-name="Tableau3.A2" table:number-columns-spanned="2" office:value-type="string">
            <text:p text:style-name="P11"><office:annotation><dc:creator>sde </dc:creator><dc:date>2011-08-08T13:35:49</dc:date><text:p text:style-name="P17"><text:span text:style-name="T14">do text if self.getLastDeposit() is not None</text:span></text:p></office:annotation><text:text-input text:description="Objet des travaux">tool.formatDate(self.getLastDeposit().getEventDate())</text:text-input></text:p>
            <text:p text:style-name="P11"/>
          </table:table-cell>
          <table:covered-table-cell/>
          <table:table-cell table:style-name="Tableau3.D5" office:value-type="string">
            <text:p text:style-name="P11"><text:span text:style-name="T5">Délai de réponse annoncé :</text:span> <text:s text:c="3"/></text:p>
          </table:table-cell>
          <table:table-cell table:style-name="Tableau3.E5" office:value-type="string">
            <text:p text:style-name="P11"/>
          </table:table-cell>
        </table:table-row>
        <table:table-row>
          <table:table-cell table:style-name="Tableau3.A2" office:value-type="string">
            <text:p text:style-name="P13">Autres dossiers connus sur le bien : (refs)</text:p>
          </table:table-cell>
          <table:table-cell table:style-name="Tableau3.B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11"><office:annotation><dc:creator>sde </dc:creator><dc:date>2011-08-05T08:21:16</dc:date><text:p text:style-name="P17"><text:span text:style-name="T15">do text if self.getIsInPCA()</text:span></text:p></office:annotation><draw:control text:anchor-type="as-char" draw:z-index="11" draw:style-name="gr1" draw:text-style-name="P18" svg:width="0.447cm" svg:height="0.399cm" draw:control="control12"/></text:p>
                  <text:p text:style-name="P11"><office:annotation><dc:creator>sde </dc:creator><dc:date>2011-08-04T10:30:03</dc:date><text:p text:style-name="P17"><text:span text:style-name="T15">do text if not self.getIsInPCA()</text:span></text:p></office:annotation><draw:control text:anchor-type="as-char" draw:z-index="10" draw:style-name="gr1" draw:text-style-name="P18" svg:width="0.447cm" svg:height="0.399cm" draw:control="control11"/></text:p>
                </table:table-cell>
                <table:table-cell table:style-name="Tableau10.A1" office:value-type="string">
                  <text:p text:style-name="P11">Un PCA</text:p>
                </table:table-cell>
                <table:table-cell table:style-name="Tableau10.A1" office:value-type="string">
                  <text:p text:style-name="P11"><office:annotation><dc:creator>sde </dc:creator><dc:date>2011-08-04T10:39:07</dc:date><text:p text:style-name="P17"><text:span text:style-name="T15">do text if self.getIsInSubdivision()</text:span></text:p></office:annotation><draw:control text:anchor-type="as-char" draw:z-index="13" draw:style-name="gr1" draw:text-style-name="P18" svg:width="0.447cm" svg:height="0.399cm" draw:control="control14"/></text:p>
                  <text:p text:style-name="P11"><office:annotation><dc:creator>sde </dc:creator><dc:date>2011-08-04T10:30:03</dc:date><text:p text:style-name="P17"><text:span text:style-name="T15">do text if not self.getIsInSubdivision()</text:span></text:p></office:annotation><draw:control text:anchor-type="as-char" draw:z-index="12" draw:style-name="gr1" draw:text-style-name="P18" svg:width="0.447cm" svg:height="0.399cm" draw:control="control13"/></text:p>
                </table:table-cell>
                <table:table-cell table:style-name="Tableau10.A1" office:value-type="string">
                  <text:p text:style-name="P11">Un lotissement</text:p>
                  <text:p text:style-name="P11"><text:s/><office:annotation><dc:creator>sde </dc:creator><dc:date>2011-08-08T13:29:49</dc:date><text:p text:style-name="P17"><text:span text:style-name="T15">do text if self.getIsInSubdivision()</text:span></text:p><text:p text:style-name="P17"><text:span text:style-name="T15">f</text:span><text:span text:style-name="T16">rom xhtml(self.getSubdivisionDetails())</text:span></text:p></office:annotation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11"><draw:control text:anchor-type="as-char" draw:z-index="21" draw:style-name="gr1" draw:text-style-name="P18" svg:width="0.447cm" svg:height="0.399cm" draw:control="control22"/></text:p>
                </table:table-cell>
                <table:table-cell table:style-name="Tableau12.A1" office:value-type="string">
                  <text:p text:style-name="P11">Oui</text:p>
                </table:table-cell>
                <table:table-cell table:style-name="Tableau12.A1" office:value-type="string">
                  <text:p text:style-name="P11"><draw:control text:anchor-type="as-char" draw:z-index="22" draw:style-name="gr1" draw:text-style-name="P18" svg:width="0.447cm" svg:height="0.399cm" draw:control="control23"/></text:p>
                </table:table-cell>
                <table:table-cell table:style-name="Tableau12.A1" office:value-type="string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11"><draw:control text:anchor-type="as-char" draw:z-index="19" draw:style-name="gr1" draw:text-style-name="P18" svg:width="0.447cm" svg:height="0.399cm" draw:control="control20"/></text:p>
                </table:table-cell>
                <table:table-cell table:style-name="Tableau13.A1" office:value-type="string">
                  <text:p text:style-name="P11">Oui</text:p>
                </table:table-cell>
                <table:table-cell table:style-name="Tableau13.A1" office:value-type="string">
                  <text:p text:style-name="P11"><draw:control text:anchor-type="as-char" draw:z-index="20" draw:style-name="gr1" draw:text-style-name="P18" svg:width="0.447cm" svg:height="0.399cm" draw:control="control21"/></text:p>
                </table:table-cell>
                <table:table-cell table:style-name="Tableau13.A1" office:value-type="string">
                  <text:p text:style-name="P11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11"><text:span text:style-name="T6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3">Ouverture ou modification de voirie :</text:p>
          </table:table-cell>
          <table:table-cell table:style-name="Tableau3.B10" office:value-type="string">
            <text:p text:style-name="P11"><draw:control text:anchor-type="as-char" draw:z-index="0" draw:style-name="gr1" draw:text-style-name="P18" svg:width="0.447cm" svg:height="0.399cm" draw:control="control1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11">Type de voirie :</text:p>
                </table:table-cell>
              </table:table-row>
            </table:table>
            <text:p text:style-name="P11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12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1"><office:annotation><dc:creator>sde </dc:creator><dc:date>2011-08-04T15:28:29</dc:date><text:p text:style-name="P17"><text:span text:style-name="T14">do text if self.getRoadCoating() is not None</text:span></text:p></office:annotation><draw:control text:anchor-type="as-char" draw:z-index="3" draw:style-name="gr1" draw:text-style-name="P18" svg:width="0.447cm" svg:height="0.399cm" draw:control="control4"/></text:p>
                  <text:p text:style-name="P11"><office:annotation><dc:creator>sde </dc:creator><dc:date>2011-08-04T15:29:14</dc:date><text:p text:style-name="P17"><text:span text:style-name="T15">do text if self.getRoadCoating() is None</text:span></text:p></office:annotation><draw:control text:anchor-type="as-char" draw:z-index="4" draw:style-name="gr1" draw:text-style-name="P18" svg:width="0.447cm" svg:height="0.399cm" draw:control="control5"/></text:p>
                </table:table-cell>
                <table:table-cell table:style-name="Tableau6.A1" office:value-type="string">
                  <text:p text:style-name="P11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11"><office:annotation><dc:creator>sde </dc:creator><dc:date>2011-08-04T13:57:24</dc:date><text:p text:style-name="P17"><text:span text:style-name="T15">do row for part in self.listVocabularyForTemplate('folderroadequipments', inUrbanConfig=False)</text:span></text:p></office:annotation><office:annotation><dc:creator>sde </dc:creator><dc:date>2011-08-04T11:46:30</dc:date><text:p text:style-name="P17"><text:span text:style-name="T15">do text if part[0] in self.templateRoadEquipments(self.getRoadEquipments())</text:span></text:p></office:annotation><draw:control text:anchor-type="as-char" draw:z-index="2" draw:style-name="gr1" draw:text-style-name="P18" svg:width="0.447cm" svg:height="0.399cm" draw:control="control3"/></text:p>
                  <text:p text:style-name="P11"><office:annotation><dc:creator>sde </dc:creator><dc:date>2011-08-04T11:59:21</dc:date><text:p text:style-name="P17"><text:span text:style-name="T15">do text if part[0] not in self.templateRoadEquipments(self.getRoadEquipments())</text:span></text:p></office:annotation><draw:control text:anchor-type="as-char" draw:z-index="1" draw:style-name="gr1" draw:text-style-name="P18" svg:width="0.447cm" svg:height="0.399cm" draw:control="control2"/></text:p>
                </table:table-cell>
                <table:table-cell table:style-name="Tableau6.A1" office:value-type="string">
                  <text:p text:style-name="P11"><text:text-input text:description="Bien-Parcelles">part[1]</text:text-input></text:p>
                  <text:p text:style-name="P11"><office:annotation><dc:creator>sde </dc:creator><dc:date>2011-08-04T22:20:52</dc:date><text:p text:style-name="P17"><text:span text:style-name="T14">do text if </text:span><text:span text:style-name="T15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1"><office:annotation><dc:creator>sde </dc:creator><dc:date>2011-08-04T13:57:24</dc:date><text:p text:style-name="P17"><text:span text:style-name="T15">do row for opinion in self.getValuesForTemplate('opinionsToAskIfWorks')</text:span></text:p></office:annotation><draw:control text:anchor-type="as-char" draw:z-index="5" draw:style-name="gr1" draw:text-style-name="P18" svg:width="0.447cm" svg:height="0.399cm" draw:control="control6"/></text:p>
                </table:table-cell>
                <table:table-cell table:style-name="Tableau7.A1" office:value-type="string">
                  <text:p text:style-name="P11"><text:text-input text:description="Bien-Parcelles">opinion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2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1"><office:annotation><dc:creator>sde </dc:creator><dc:date>2011-08-04T13:57:24</dc:date><text:p text:style-name="P17"><text:span text:style-name="T15">do row for folderZoneValue in self.getValuesForTemplate('folderZone')</text:span></text:p></office:annotation><draw:control text:anchor-type="as-char" draw:z-index="18" draw:style-name="gr1" draw:text-style-name="P18" svg:width="0.447cm" svg:height="0.399cm" draw:control="control19"/></text:p>
                </table:table-cell>
                <table:table-cell table:style-name="Tableau9.A1" office:value-type="string">
                  <text:p text:style-name="P11"><text:text-input text:description="Bien-Parcelles">folderZoneValue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1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11"><office:annotation><dc:creator>sde </dc:creator><dc:date>2011-08-04T13:57:24</dc:date><text:p text:style-name="P17"><text:span text:style-name="T15">do row for part in self.divideList(2,self.listVocabularyForTemplate('folderprotectedbuildings', inUrbanConfig=False))</text:span></text:p></office:annotation><office:annotation><dc:creator>sde </dc:creator><dc:date>2011-08-04T11:46:30</dc:date><text:p text:style-name="P17"><text:span text:style-name="T14">do text if part[0][0] in self.getProtectedBuilding()</text:span></text:p></office:annotation><draw:control text:anchor-type="as-char" draw:z-index="7" draw:style-name="gr1" draw:text-style-name="P18" svg:width="0.447cm" svg:height="0.399cm" draw:control="control8"/></text:p>
                  <text:p text:style-name="P11"><office:annotation><dc:creator>sde </dc:creator><dc:date>2011-08-04T11:59:21</dc:date><text:p text:style-name="P17"><text:span text:style-name="T15">do text if part[0][0] not in self.getProtectedBuilding()</text:span></text:p></office:annotation><draw:control text:anchor-type="as-char" draw:z-index="6" draw:style-name="gr1" draw:text-style-name="P18" svg:width="0.447cm" svg:height="0.399cm" draw:control="control7"/></text:p>
                </table:table-cell>
                <table:table-cell table:style-name="Tableau8.A1" office:value-type="string">
                  <text:p text:style-name="P11"><text:text-input text:description="Bien-Parcelles">part[0][1]</text:text-input></text:p>
                </table:table-cell>
                <table:table-cell table:style-name="Tableau8.A1" office:value-type="string">
                  <text:p text:style-name="P11"><office:annotation><dc:creator>sde </dc:creator><dc:date>2011-08-04T11:57:24</dc:date><text:p text:style-name="P17"><text:span text:style-name="T15">do text if len(part) &gt; 1 and part[1][0] in self.getProtectedBuilding()</text:span></text:p></office:annotation><draw:control text:anchor-type="as-char" draw:z-index="9" draw:style-name="gr1" draw:text-style-name="P18" svg:width="0.447cm" svg:height="0.399cm" draw:control="control10"/></text:p>
                  <text:p text:style-name="P11"><office:annotation><dc:creator>sde </dc:creator><dc:date>2011-08-04T11:58:11</dc:date><text:p text:style-name="P17"><text:span text:style-name="T15">do text if len(part) &gt; 1 and part[1][0] not in self.getProtectedBuilding()</text:span></text:p></office:annotation><draw:control text:anchor-type="as-char" draw:z-index="8" draw:style-name="gr1" draw:text-style-name="P18" svg:width="0.447cm" svg:height="0.399cm" draw:control="control9"/></text:p>
                </table:table-cell>
                <table:table-cell table:style-name="Tableau8.A1" office:value-type="string">
                  <text:p text:style-name="P11"><office:annotation><dc:creator>sde </dc:creator><dc:date>2011-08-04T13:22:24</dc:date><text:p text:style-name="P17"><text:span text:style-name="T14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1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11"><draw:control text:anchor-type="as-char" draw:z-index="16" draw:style-name="gr1" draw:text-style-name="P18" svg:width="0.447cm" svg:height="0.399cm" draw:control="control17"/></text:p>
                </table:table-cell>
                <table:table-cell table:style-name="Tableau11.A1" office:value-type="string">
                  <text:p text:style-name="P11">Oui</text:p>
                </table:table-cell>
                <table:table-cell table:style-name="Tableau11.A1" office:value-type="string">
                  <text:p text:style-name="P11"><draw:control text:anchor-type="as-char" draw:z-index="17" draw:style-name="gr1" draw:text-style-name="P18" svg:width="0.447cm" svg:height="0.399cm" draw:control="control18"/></text:p>
                </table:table-cell>
                <table:table-cell table:style-name="Tableau11.A1" office:value-type="string">
                  <text:p text:style-name="P11">Non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13">Autres observations :</text:p>
          </table:table-cell>
          <table:table-cell table:style-name="Tableau3.B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P11"/>
      <text:p text:style-name="P10">Envoyé le </text:p>
      <text:p text:style-name="P10"/>
      <text:p text:style-name="P10"/>
      <text:p text:style-name="P6"><office:annotation><dc:creator>Gauthier Bastien</dc:creator><dc:date>2011-01-13T14:56:41</dc:date><text:p text:style-name="P17"><text:span text:style-name="T13">do text</text:span></text:p><text:p text:style-name="P17"><text:span text:style-name="T13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0:29.989416533</dc:date>
    <meta:editing-duration>P2DT4H42M35S</meta:editing-duration>
    <meta:editing-cycles>431</meta:editing-cycles>
    <meta:generator>LibreOffice/6.4.6.2$Linux_X86_64 LibreOffice_project/40$Build-2</meta:generator>
    <meta:document-statistic meta:table-count="13" meta:image-count="0" meta:object-count="0" meta:page-count="2" meta:paragraph-count="83" meta:word-count="205" meta:character-count="1367" meta:non-whitespace-character-count="1236"/>
  </office:meta>
</office:document-meta>
</file>